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n>1</mn>
                <mrow>
                  <mi/>
                  <mo stretchy="false">−</mo>
                  <mn>1</mn>
                </mrow>
              </mrow>
            </mfenced>
            <mrow>
              <mi/>
              <mo stretchy="false">=</mo>
              <mi/>
            </mrow>
            <msup>
              <mfenced open="∣" close="〉">
                <mrow>
                  <mo stretchy="false">↓</mo>
                </mrow>
              </mfenced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p>
            <mi/>
            <msup>
              <mfenced open="∣" close="〉">
                <mrow>
                  <mo stretchy="false">↓</mo>
                </mrow>
              </mfenced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p>
          </mrow>
        </mtd>
      </mtr>
      <mtr>
        <mtd>
          <mrow>
            <mfenced open="∣" close="〉">
              <mrow>
                <mn>1</mn>
                <mi/>
                <mn>0</mn>
              </mrow>
            </mfenced>
            <mrow>
              <mi/>
              <mo stretchy="false">=</mo>
              <mi/>
            </mrow>
            <mfrac>
              <mn>1</mn>
              <msqrt>
                <mn>2</mn>
              </msqrt>
            </mfrac>
            <mi/>
            <mfenced open="(" close=")">
              <mrow>
                <msup>
                  <mfenced open="∣" close="〉">
                    <mrow>
                      <mo stretchy="false">↑</mo>
                    </mrow>
                  </mfenced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  <mi/>
                <msup>
                  <mfenced open="∣" close="〉">
                    <mrow>
                      <mo stretchy="false">↓</mo>
                    </mrow>
                  </mfenced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  <mrow>
                  <mi/>
                  <mo stretchy="false">+</mo>
                  <mi/>
                </mrow>
                <msup>
                  <mfenced open="∣" close="〉">
                    <mrow>
                      <mo stretchy="false">↑</mo>
                    </mrow>
                  </mfenced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p>
                <mi/>
                <msup>
                  <mfenced open="∣" close="〉">
                    <mrow>
                      <mo stretchy="false">↓</mo>
                    </mrow>
                  </mfenced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p>
              </mrow>
            </mfenced>
          </mrow>
        </mtd>
      </mtr>
      <mtr>
        <mtd>
          <mrow>
            <mfenced open="∣" close="〉">
              <mrow>
                <mn>1</mn>
                <mi/>
                <mn>1</mn>
              </mrow>
            </mfenced>
            <mrow>
              <mi/>
              <mo stretchy="false">=</mo>
              <mi/>
            </mrow>
            <msup>
              <mfenced open="∣" close="〉">
                <mrow>
                  <mo stretchy="false">↑</mo>
                </mrow>
              </mfenced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p>
            <mi/>
            <msup>
              <mfenced open="∣" close="〉">
                <mrow>
                  <mo stretchy="false">↑</mo>
                </mrow>
              </mfenced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p>
          </mrow>
        </mtd>
      </mtr>
    </mtable>
    <annotation encoding="StarMath 5.0">alignl left lline 
 1 ` -1 
right rangle ~=~ 
left lline 
 downarrow 
right rangle ^{(1)} ` 
left lline 
 downarrow 
right rangle ^{(2)} 
newline 

left lline 
 1 ` 0 
right rangle ~=~ 
1 over sqrt 2 ` 
left ( 
 left lline 
  uparrow 
 right rangle ^{(1)} ` 
 left lline 
  downarrow 
 right rangle ^{(2)} ~+~ 
 left lline 
  uparrow 
 right rangle ^{(2)} ` 
 left lline 
  downarrow 
 right rangle ^{(1)} 
right )
newline 

alignl
left lline 
 1 ` 1 
right rangle ~=~ 
left lline 
 uparrow 
right rangle ^{(1)} ` 
left lline 
 uparrow 
right rangle ^{(2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17:09:49.533000000</meta:creation-date>
    <meta:generator>LibreOffice/4.1.4.2$Windows_x86 LibreOffice_project/0a0440ccc0227ad9829de5f46be37cfb6edcf72</meta:generator>
  </office:meta>
</office:document-meta>
</file>